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3.172cm" style:use-optimal-column-width="false"/>
    </style:style>
    <style:style style:name="co2" style:family="table-column">
      <style:table-column-properties style:column-width="3.182cm" style:use-optimal-column-width="false"/>
    </style:style>
    <style:style style:name="ro1" style:family="table-row">
      <style:table-row-properties style:row-height="2.227cm"/>
    </style:style>
    <style:style style:name="ro2" style:family="table-row">
      <style:table-row-properties style:row-height="2.992cm"/>
    </style:style>
    <style:style style:name="ro3" style:family="table-row">
      <style:table-row-properties style:row-height="4.577cm"/>
    </style:style>
    <style:style style:name="ce1" style:family="table-cell">
      <style:graphic-properties style:repeat="repea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9.041cm" svg:height="12.469cm" svg:x="0.958cm" svg:y="0.8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Test No.</text:p>
              </table:table-cell>
              <table:table-cell>
                <text:p>Person</text:p>
              </table:table-cell>
              <table:table-cell>
                <text:p>Quote</text:p>
              </table:table-cell>
              <table:table-cell>
                <text:p>Expected </text:p>
                <text:p>Result </text:p>
              </table:table-cell>
              <table:table-cell>
                <text:p>Actual </text:p>
                <text:p>result</text:p>
              </table:table-cell>
              <table:table-cell>
                <text:p>Any errors present?</text:p>
              </table:table-cell>
            </table:table-row>
            <table:table-row table:style-name="ro2" table:default-cell-style-name="ce1">
              <table:table-cell>
                <text:p>1</text:p>
                <text:p/>
                <text:p/>
              </table:table-cell>
              <table:table-cell>
                <text:p>“Martin Luther King”</text:p>
              </table:table-cell>
              <table:table-cell>
                <text:p>“I have a dream”</text:p>
              </table:table-cell>
              <table:table-cell>
                <text:p>Will display the quotes</text:p>
              </table:table-cell>
              <table:table-cell>
                <text:p>Displays the quotes </text:p>
              </table:table-cell>
              <table:table-cell>
                <text:p>No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1 </text:p>
              </table:table-cell>
              <table:table-cell>
                <text:p>2 </text:p>
              </table:table-cell>
              <table:table-cell>
                <text:p>will display 1 and 2</text:p>
              </table:table-cell>
              <table:table-cell>
                <text:p>Displays 1 and 2</text:p>
              </table:table-cell>
              <table:table-cell>
                <text:p>No</text:p>
              </table:table-cell>
            </table:table-row>
            <table:table-row table:style-name="ro3" table:default-cell-style-name="ce1">
              <table:table-cell>
                <text:p>3</text:p>
              </table:table-cell>
              <table:table-cell>
                <text:p>Martin Luther King</text:p>
              </table:table-cell>
              <table:table-cell>
                <text:p>45</text:p>
              </table:table-cell>
              <table:table-cell>
                <text:p>will display Martin Luther king and 45</text:p>
              </table:table-cell>
              <table:table-cell>
                <text:p>Displays Martin Luther King and 45</text:p>
              </table:table-cell>
              <table:table-cell>
                <text:p>No 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9T09:44:34.105000000</meta:creation-date>
    <dc:date>2014-09-19T09:51:14.066000000</dc:date>
    <meta:editing-duration>P0D</meta:editing-duration>
    <meta:editing-cycles>1</meta:editing-cycles>
    <meta:document-statistic meta:object-count="1"/>
    <meta:generator>LibreOffice/4.2.5.2$Windows_x86 LibreOffice_project/61cb170a04bb1f12e77c884eab9192be736ec5f5</meta:generator>
  </office:meta>
</office:document-meta>
</file>